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056e"/>
    </style:style>
    <style:style style:name="P2" style:family="paragraph" style:parent-style-name="Standard">
      <style:text-properties officeooo:paragraph-rsid="000f9a77"/>
    </style:style>
    <style:style style:name="P3" style:family="paragraph" style:parent-style-name="Standard">
      <style:text-properties fo:color="#000000" style:font-name="Monospace" fo:font-size="10pt" style:font-size-asian="10pt"/>
    </style:style>
    <style:style style:name="P4" style:family="paragraph" style:parent-style-name="Standard">
      <style:text-properties fo:color="#000000" style:font-name="Monospace" fo:font-size="10pt" officeooo:rsid="000aabd7" officeooo:paragraph-rsid="000aabd7" style:font-size-asian="10pt"/>
    </style:style>
    <style:style style:name="P5" style:family="paragraph" style:parent-style-name="Standard">
      <style:text-properties fo:color="#000000" style:font-name="Monospace" fo:font-size="10pt" officeooo:rsid="000b056e" officeooo:paragraph-rsid="000b056e" style:font-size-asian="10pt"/>
    </style:style>
    <style:style style:name="P6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paragraph-rsid="0011bbd9" style:font-size-asian="11pt" style:font-size-complex="11pt"/>
    </style:style>
    <style:style style:name="P7" style:family="paragraph" style:parent-style-name="Standard">
      <style:text-properties officeooo:paragraph-rsid="0014526e"/>
    </style:style>
    <style:style style:name="P8" style:family="paragraph" style:parent-style-name="Standard">
      <style:text-properties officeooo:paragraph-rsid="0016053b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9cb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aabd7" officeooo:paragraph-rsid="000aabd7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d9cb2" style:font-size-asian="10pt"/>
    </style:style>
    <style:style style:name="P12" style:family="paragraph" style:parent-style-name="Standard">
      <style:text-properties fo:color="#000000" style:font-name="Monospace" fo:font-size="10pt" style:font-size-asian="10pt"/>
    </style:style>
    <style:style style:name="P13" style:family="paragraph" style:parent-style-name="Standard">
      <style:text-properties fo:color="#000000" style:font-name="Monospace" fo:font-size="10pt" officeooo:paragraph-rsid="0018e7e3" style:font-size-asian="10pt"/>
    </style:style>
    <style:style style:name="P14" style:family="paragraph" style:parent-style-name="Standard">
      <style:text-properties fo:color="#2a00ff" style:font-name="Monospace" fo:font-size="10pt" officeooo:rsid="00096164" officeooo:paragraph-rsid="000aabd7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2a00ff" style:font-name="Monospace" fo:font-size="10pt" officeooo:rsid="00096164" style:font-size-asian="10pt"/>
    </style:style>
    <style:style style:name="T7" style:family="text">
      <style:text-properties fo:color="#2a00ff" style:font-name="Monospace" fo:font-size="10pt" officeooo:rsid="000aabd7" style:font-size-asian="10pt"/>
    </style:style>
    <style:style style:name="T8" style:family="text">
      <style:text-properties fo:color="#2a00ff" style:font-name="Monospace" fo:font-size="10pt" officeooo:rsid="000b056e" style:font-size-asian="10pt"/>
    </style:style>
    <style:style style:name="T9" style:family="text">
      <style:text-properties fo:color="#2a00ff" style:font-name="Monospace" fo:font-size="10pt" officeooo:rsid="000f9a77" style:font-size-asian="10pt"/>
    </style:style>
    <style:style style:name="T10" style:family="text">
      <style:text-properties fo:color="#2a00ff" style:font-name="Monospace" fo:font-size="10pt" officeooo:rsid="000fbe60" style:font-size-asian="10pt"/>
    </style:style>
    <style:style style:name="T11" style:family="text">
      <style:text-properties fo:color="#2a00ff" style:font-name="Monospace" fo:font-size="10pt" officeooo:rsid="0011bbd9" style:font-size-asian="10pt"/>
    </style:style>
    <style:style style:name="T12" style:family="text">
      <style:text-properties fo:color="#2a00ff" style:font-name="Monospace" fo:font-size="10pt" officeooo:rsid="00129bb6" style:font-size-asian="10pt"/>
    </style:style>
    <style:style style:name="T13" style:family="text">
      <style:text-properties fo:color="#2a00ff" style:font-name="Monospace" fo:font-size="10pt" officeooo:rsid="00139a63" style:font-size-asian="10pt"/>
    </style:style>
    <style:style style:name="T14" style:family="text">
      <style:text-properties fo:color="#2a00ff" style:font-name="Monospace" fo:font-size="10pt" officeooo:rsid="0014526e" style:font-size-asian="10pt"/>
    </style:style>
    <style:style style:name="T15" style:family="text">
      <style:text-properties fo:color="#2a00ff" style:text-underline-style="solid" style:text-underline-width="auto" style:text-underline-color="font-color"/>
    </style:style>
    <style:style style:name="T16" style:family="text">
      <style:text-properties fo:color="#2a00ff" style:text-underline-style="solid" style:text-underline-width="auto" style:text-underline-color="font-color" officeooo:rsid="000b056e"/>
    </style:style>
    <style:style style:name="T17" style:family="text">
      <style:text-properties fo:color="#2a00ff"/>
    </style:style>
    <style:style style:name="T18" style:family="text">
      <style:text-properties fo:color="#2a00ff"/>
    </style:style>
    <style:style style:name="T19" style:family="text">
      <style:text-properties fo:color="#2a00ff" officeooo:rsid="000b056e"/>
    </style:style>
    <style:style style:name="T20" style:family="text">
      <style:text-properties fo:color="#2a00ff" officeooo:rsid="000fbe60"/>
    </style:style>
    <style:style style:name="T21" style:family="text">
      <style:text-properties fo:color="#2a00ff" officeooo:rsid="0017ec24"/>
    </style:style>
    <style:style style:name="T22" style:family="text">
      <style:text-properties fo:font-variant="normal" fo:text-transform="none" fo:color="#222222" style:font-name="Monospace" fo:font-size="11pt" fo:letter-spacing="normal" officeooo:rsid="0014526e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color="#222222" style:font-name="Monospace" fo:font-size="11pt" fo:letter-spacing="normal" officeooo:rsid="0014a2b8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222222" style:font-name="arial" fo:font-size="11pt" fo:letter-spacing="normal" fo:font-style="normal" fo:font-weight="normal" officeooo:rsid="0011bbd9" style:font-size-asian="11pt" style:font-size-complex="11pt"/>
    </style:style>
    <style:style style:name="T26" style:family="text">
      <style:text-properties fo:font-variant="normal" fo:text-transform="none" fo:color="#222222" style:font-name="arial" fo:font-size="11pt" fo:letter-spacing="normal" fo:font-style="normal" fo:font-weight="normal" officeooo:rsid="00139a63" style:font-size-asian="11pt" style:font-size-complex="11pt"/>
    </style:style>
    <style:style style:name="T27" style:family="text">
      <style:text-properties fo:font-variant="normal" fo:text-transform="none" fo:color="#222222" style:font-name="arial" fo:font-size="11pt" fo:letter-spacing="normal" fo:font-style="normal" fo:font-weight="normal" officeooo:rsid="0014526e" style:font-size-asian="11pt" style:font-size-complex="11pt"/>
    </style:style>
    <style:style style:name="T28" style:family="text">
      <style:text-properties fo:font-variant="normal" fo:text-transform="none" fo:color="#222222" style:font-name="arial" fo:font-size="11pt" fo:letter-spacing="normal" fo:font-style="normal" fo:font-weight="normal" officeooo:rsid="0014a2b8" style:font-size-asian="11pt" style:font-size-complex="11pt"/>
    </style:style>
    <style:style style:name="T29" style:family="text">
      <style:text-properties fo:font-variant="normal" fo:text-transform="none" fo:color="#2a00ff" style:font-name="Monospace" fo:font-size="10pt" fo:letter-spacing="normal" fo:font-style="normal" fo:font-weight="normal" officeooo:rsid="00096164" style:font-size-asian="10pt"/>
    </style:style>
    <style:style style:name="T30" style:family="text">
      <style:text-properties fo:font-variant="normal" fo:text-transform="none" fo:color="#2a00ff" style:font-name="Monospace" fo:font-size="10pt" fo:letter-spacing="normal" fo:font-style="normal" fo:font-weight="normal" officeooo:rsid="00096164" style:font-name-asian="ari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Tech</text:p>
      <text:p text:style-name="P10"/>
      <text:p text:style-name="P9"><text:span text:style-name="T1">Query query = </text:span><text:span text:style-name="T2">new</text:span><text:span text:style-name="T1"> Query(</text:span><text:span text:style-name="T5">"\"(#iphone7)\" OR \"(#IPHONE7)\" OR \"(#iPhone7)\" OR \"(#watch2)\" OR \"(applewatch2)\"OR \"(#AppleiPhone7)\" OR \"(#AppleSeptemberEvent)\"OR \"(#Apple</text:span><text:span text:style-name="T7">watchseries2</text:span><text:span text:style-name="T5">)\"OR \"(#</text:span><text:span text:style-name="T7">wearabletech</text:span><text:span text:style-name="T5">)\" OR \"(AppleEven</text:span><text:span text:style-name="T6">t</text:span><text:span text:style-name="T5">)\"OR \"(</text:span><text:span text:style-name="T6">iPhone7Free</text:span><text:span text:style-name="T5">)\"OR \"(</text:span><text:span text:style-name="T6">SiaatAppleEvent</text:span><text:span text:style-name="T5">)\"OR \"(#</text:span><text:span text:style-name="T7">applewatch</text:span><text:span text:style-name="T5">)\"OR \"(#</text:span><text:span text:style-name="T7">applewatch</text:span><text:span text:style-name="T5">)\""</text:span><text:span text:style-name="T1"> +</text:span><text:span text:style-name="T5">" +exclude:retweets"</text:span><text:span text:style-name="T1">);</text:span></text:p>
      <text:p text:style-name="P11"/>
      <text:p text:style-name="P11"><text:tab/> <text:s text:c="3"/><text:tab/></text:p>
      <text:p text:style-name="P3"/>
      <text:p text:style-name="P4">Entertainment</text:p>
      <text:p text:style-name="P4"/>
      <text:p text:style-name="P2"><text:span text:style-name="T1">Query query = </text:span><text:span text:style-name="T2">new</text:span><text:span text:style-name="T1"> Query(</text:span><text:span text:style-name="T5">"\"(#</text:span><text:span text:style-name="T6">GoT</text:span><text:span text:style-name="T5">)\" OR \"(#</text:span><text:span text:style-name="T6">GOT</text:span><text:span text:style-name="T5">)\" OR \"(#</text:span><text:span text:style-name="T6">GameofThrones</text:span><text:span text:style-name="T5">)\" OR \"(#</text:span><text:span text:style-name="T6">JonSnow</text:span><text:span text:style-name="T5">)\" OR \"(</text:span><text:span text:style-name="T6">winteriscoming</text:span><text:span text:style-name="T5">)\"OR \"(#</text:span><text:span text:style-name="T6">BallyCastle</text:span><text:span text:style-name="T5">)\" OR \"(#</text:span><text:span text:style-name="T6">Cersei</text:span><text:span text:style-name="T5">)\" OR \"(</text:span><text:span text:style-name="T6">GameofThronesCast</text:span><text:span text:style-name="T5">)\"</text:span><text:span text:style-name="T9">OR </text:span><text:span text:style-name="T5">\"(#</text:span><text:span text:style-name="T6">GOTSeson7</text:span><text:span text:style-name="T5">)\" OR \"(#</text:span><text:span text:style-name="T6">GameofThronesSeason7</text:span><text:span text:style-name="T5">)\" OR \"(</text:span><text:span text:style-name="T7">Game of Thrones</text:span><text:span text:style-name="T5">)\" OR \"(#</text:span><text:span text:style-name="T6">Jon Snow</text:span><text:span text:style-name="T5">)\" OR \"(</text:span><text:span text:style-name="T6">winter is coming</text:span><text:span text:style-name="T5">)\"</text:span><text:span text:style-name="T1"> </text:span><text:span text:style-name="T5">OR \"(</text:span><text:span text:style-name="T7">Angela Lansbury</text:span><text:span text:style-name="T5">)\"OR \"(</text:span><text:span text:style-name="T7">#AngelaLansbury</text:span><text:span text:style-name="T5">)\""</text:span><text:span text:style-name="T1">+</text:span><text:span text:style-name="T5">" +exclude:retweets"</text:span><text:span text:style-name="T1">);</text:span></text:p>
      <text:p text:style-name="P3"><text:tab/><text:tab/><text:tab/> <text:s text:c="3"/><text:tab/></text:p>
      <text:p text:style-name="P3"/>
      <text:p text:style-name="P4">Sports</text:p>
      <text:p text:style-name="P4"/>
      <text:p text:style-name="P8"><text:span text:style-name="T1">Query query = </text:span><text:span text:style-name="T2">new</text:span><text:span text:style-name="T1"> Query(</text:span><text:span text:style-name="T5">"</text:span><text:span text:style-name="T6">\"(#USOpen)\" OR \"(#tennis)\" OR \"(#Murray)\" OR \"(#Keinishikori)\" OR \"(stanwawrinka)\"OR \"(#djokernole)\" OR \"(#delpotrojaum)\" OR \"(Djokovia)\"OR \"(Monfeels)\"OR \"(Wozniali)\"OR \"(Pliskova)\"OR \"(Serenawilliams)\"OR \"(FridayFeels)\"OR \"(ThursdayThoughts)\" OR \ “</text:span><text:span text:style-name="T29">#USOpen" OR \ "US open\" OR \ "novak djokovic\" OR \ "stan wawrinka\" OR \ "us open 2016\" OR \ "us open final\" OR \ "us open men's finals\" OR \ "us open women's finals\" OR \ "#NovakDjokovic\" OR \ “Abierto de Estados Unidos\" OR \ "última USOPEN\" OR \ "Stan el hombre\" OR \ "</text:span><text:span text:style-name="T30">노바 크 조코비치\</text:span><text:span text:style-name="T29">" OR \ "</text:span><text:span text:style-name="T30">조 코 비치\"</text:span><text:span text:style-name="T29"> OR \ "</text:span><text:span text:style-name="T30">스타니 슬라 스 바브 링카\"</text:span><text:span text:style-name="T29"> OR \ "USOpen 결승\" OR \ "</text:span><text:span text:style-name="T30">스탠 남자\"</text:span><text:span text:style-name="T29"> OR \ "</text:span><text:span text:style-name="T30">안젤리크 리케 케르\</text:span><text:span text:style-name="T29">" OR \ "</text:span><text:span text:style-name="T30">카롤리나 </text:span><text:span text:style-name="T29">pliskova\" OR \ "USOpen gyeolseung\"</text:span><text:span text:style-name="T6">"+" +exclude:retweets");</text:span></text:p>
      <text:p text:style-name="P14"/>
      <text:p text:style-name="P3"><text:tab/><text:tab/><text:tab/> <text:s text:c="3"/><text:tab/></text:p>
      <text:p text:style-name="P3"/>
      <text:p text:style-name="P4">World News</text:p>
      <text:p text:style-name="P7"><text:span text:style-name="T1">Query query = </text:span><text:span text:style-name="T2">new</text:span><text:span text:style-name="T1"> Query(</text:span><text:span text:style-name="T5">"\"(#</text:span><text:span text:style-name="T7">FreeSyria</text:span><text:span text:style-name="T5">)\" OR \"(#</text:span><text:span text:style-name="T7">Syria</text:span><text:span text:style-name="T5">)\" OR \"(#</text:span><text:span text:style-name="T7">FreeKurdistan</text:span><text:span text:style-name="T5">)\" OR \"(#</text:span><text:span text:style-name="T7">SyriainBrief</text:span><text:span text:style-name="T5">)\" OR \"(</text:span><text:span text:style-name="T7">#Aleppo</text:span><text:span text:style-name="T5">)\"OR \"(</text:span><text:span text:style-name="T7">Syria</text:span><text:span text:style-name="T5">)\" OR \"(</text:span><text:span text:style-name="T7">Aleppo</text:span><text:span text:style-name="T5">)\" OR \"(</text:span><text:span text:style-name="T7">ISIS</text:span><text:span text:style-name="T5">)\"OR \"(</text:span><text:span text:style-name="T7">Syriamap</text:span><text:span text:style-name="T5">)\"OR \"(</text:span><text:span text:style-name="T7">SyriaMap</text:span><text:span text:style-name="T5">)\"OR \"(</text:span><text:span text:style-name="T7">#SDF</text:span><text:span text:style-name="T5">)\"OR \"(</text:span><text:span text:style-name="T7">meisg16</text:span><text:span text:style-name="T5">)\"OR \"(</text:span><text:span text:style-name="T7">#meisg16</text:span><text:span text:style-name="T5">)\" OR \"(</text:span><text:span text:style-name="T11">Iran</text:span><text:span text:style-name="T5">)\" OR \"</text:span><text:span text:style-name="T11">(Syria Deeply</text:span><text:span text:style-name="T5">)\" OR \"(</text:span><text:span text:style-name="T11">Syria Today</text:span><text:span text:style-name="T5">)\" OR \"(</text:span><text:span text:style-name="T11">Syria’s War</text:span><text:span text:style-name="T5">)\"OR \"(</text:span><text:span text:style-name="T11">War in Syria</text:span><text:span text:style-name="T5">)\" OR \"(</text:span><text:span text:style-name="T11">#WarinSyria</text:span><text:span text:style-name="T5">)\" OR \"(</text:span><text:span text:style-name="T11">Syrian Civil War</text:span><text:span text:style-name="T5">)\"OR \"(</text:span><text:span text:style-name="T7">Syria</text:span><text:span text:style-name="T11">nCivilWar</text:span><text:span text:style-name="T5">)\"OR \"(</text:span><text:span text:style-name="T11">Civil War</text:span><text:span text:style-name="T5">)\"OR \"(</text:span><text:span text:style-name="T7">#</text:span><text:span text:style-name="T11">SOS_Syria</text:span><text:span text:style-name="T5">)\"OR \"(</text:span><text:span text:style-name="T11">SOS_Children_Sy</text:span><text:span text:style-name="T5">)\"OR \"(</text:span><text:span text:style-name="T7">#</text:span><text:span text:style-name="T11">SyriaDeeply</text:span><text:span text:style-name="T5">)\”</text:span><text:span text:style-name="T12">OR </text:span><text:span text:style-name="T5">\"</text:span><text:span text:style-name="T11">(</text:span><text:span text:style-name="T25">#Syrianchildren</text:span><text:span text:style-name="T5">\" OR \"(</text:span><text:span text:style-name="T24">syrian children</text:span><text:span text:style-name="T5">)\" OR \"(</text:span><text:span text:style-name="T25">#SyrianSoldiers</text:span><text:span text:style-name="T5">)\"OR \"(</text:span><text:span text:style-name="T25">#SyrianArmy</text:span><text:span text:style-name="T5">)\" OR \"(</text:span><text:span text:style-name="T25">IranSyriarelations</text:span><text:span text:style-name="T5">)\" OR \"(</text:span><text:span text:style-name="T25">iran syria relations</text:span><text:span text:style-name="T5">)\"OR \"(</text:span><text:span text:style-name="T25">#syrianrevolution</text:span><text:span text:style-name="T5">)\"OR \"(</text:span><text:span text:style-name="T25">#syrianrevo</text:span><text:span text:style-name="T5">)\"OR \"(</text:span><text:span text:style-name="T25">#syrianrebels</text:span><text:span text:style-name="T5">)\"OR \"(</text:span><text:span text:style-name="T25">hama</text:span><text:span text:style-name="T5">)\"OR \"(</text:span><text:span text:style-name="T25">#syriacrisis</text:span><text:span text:style-name="T5">)\"OR \"(</text:span><text:span text:style-name="T25">#syrianregime</text:span><text:span text:style-name="T5">)\”</text:span><text:span text:style-name="T12">OR </text:span><text:span text:style-name="T5">\"</text:span><text:span text:style-name="T11">(</text:span><text:span text:style-name="T25">#syrianarabarmy</text:span><text:span text:style-name="T5">\" OR \"(</text:span><text:span text:style-name="T24">#prayforsyria</text:span><text:span text:style-name="T5">)\" OR \"(</text:span><text:span text:style-name="T25">pray for syria"</text:span><text:span text:style-name="T5">)\"OR \"(</text:span><text:span text:style-name="T25">#SyrianArmy</text:span><text:span text:style-name="T5">)\" OR \"(</text:span><text:span text:style-name="T25">IranSyriarelations</text:span><text:span text:style-name="T5">)\" OR \"(</text:span><text:span text:style-name="T25">iran syria relations</text:span><text:span text:style-name="T5">)\"OR \"(</text:span><text:span text:style-name="T25">#syrianrevolution</text:span><text:span text:style-name="T5">)\"OR \"(</text:span><text:span text:style-name="T25">#syrianrevo</text:span><text:span text:style-name="T5">)\"OR \"(</text:span><text:span text:style-name="T25">#syrianrebels</text:span><text:span text:style-name="T5">)\"OR \"(</text:span><text:span text:style-name="T25">hama</text:span><text:span text:style-name="T5">)\"OR \"(</text:span><text:span text:style-name="T25">#syriacrisis</text:span><text:span text:style-name="T5">)\"</text:span><text:span text:style-name="T13">OR\”</text:span><text:span text:style-name="T26">Guerra civil siria</text:span><text:span text:style-name="T27">\</text:span><text:span text:style-name="T26">" </text:span><text:span text:style-name="T27">OR \ </text:span><text:span text:style-name="T26">"Siria</text:span><text:span text:style-name="T27">\</text:span><text:span text:style-name="T26">" </text:span><text:span text:style-name="T27">OR \ </text:span><text:span text:style-name="T26">"niños sirios</text:span><text:span text:style-name="T27">\</text:span><text:span text:style-name="T26">" </text:span><text:span text:style-name="T27">OR \</text:span><text:span text:style-name="T26">"soldados sirios</text:span><text:span text:style-name="T27">\</text:span><text:span text:style-name="T26">" </text:span><text:span text:style-name="T27">OR \ </text:span><text:span text:style-name="T26">"Ejército sirio</text:span><text:span text:style-name="T27">\</text:span><text:span text:style-name="T26">" </text:span><text:span text:style-name="T27">OR \ </text:span><text:span text:style-name="T26">"las relaciones entre Irán Siria</text:span><text:span text:style-name="T27">\</text:span><text:span text:style-name="T26">" </text:span><text:span text:style-name="T27">OR \ </text:span><text:span text:style-name="T26">"Ejército Árabe Siria</text:span><text:span text:style-name="T27">\</text:span><text:span text:style-name="T26">" </text:span><text:span text:style-name="T27">OR \ </text:span><text:span text:style-name="T26">"refugiados sirios</text:span><text:span text:style-name="T27">\</text:span><text:span text:style-name="T26">" </text:span><text:span text:style-name="T27">OR \ "</text:span><text:span text:style-name="T26">revolución siria</text:span><text:span text:style-name="T27">\</text:span><text:span text:style-name="T26">" </text:span><text:span text:style-name="T27">OR \ </text:span><text:span text:style-name="T26">"revo sirio</text:span><text:span text:style-name="T27">\</text:span><text:span text:style-name="T26">" </text:span><text:span text:style-name="T27">OR \ </text:span><text:span text:style-name="T26">"rebeldes sirios</text:span><text:span text:style-name="T27">\</text:span><text:span text:style-name="T26">" </text:span><text:span text:style-name="T27">OR \</text:span><text:span text:style-name="T26">"crisis siria</text:span><text:span text:style-name="T27">\</text:span><text:span text:style-name="T26">" </text:span><text:span text:style-name="T27">OR \</text:span><text:span text:style-name="T26">"crisis de Siria</text:span><text:span text:style-name="T27">\</text:span><text:span text:style-name="T26">" </text:span><text:span text:style-name="T27">OR \ “</text:span><text:span text:style-name="T26">régimen sirio</text:span><text:span text:style-name="T27">\</text:span><text:span text:style-name="T26">" </text:span><text:span text:style-name="T27">OR \ "Suriye İç Savaşı\" OR \ "Suriye\" OR \"Suriyeli çocukların\" OR \"Suriyeli Askerler\" OR \"Suriye Ordusu\" OR \ "İran Suriye ilişkileri\" OR \"Suriye Arap Ordusu\" OR \ "Suriye mülteciler\" OR \"Suriye devrimi\" OR \ "Suriye revo\" OR \ "Suriye isyancılar\" OR\ "suriye </text:span><text:soft-page-break/><text:span text:style-name="T27">krizi\" OR \"Suriye rejimi\"</text:span><text:span text:style-name="T5"> </text:span><text:span text:style-name="T14">OR\ </text:span><text:span text:style-name="T27">"</text:span><text:span text:style-name="T22">시리아 내전\</text:span><text:span text:style-name="T27">" OR \ "</text:span><text:span text:style-name="T22">시리아\</text:span><text:span text:style-name="T27">" OR \"</text:span><text:span text:style-name="T22">시리아 어린이\</text:span><text:span text:style-name="T27">" OR \ "</text:span><text:span text:style-name="T22">시리아 군인\</text:span><text:span text:style-name="T27">" OR \ "</text:span><text:span text:style-name="T22">시리아 군\</text:span><text:span text:style-name="T27">" OR\ "</text:span><text:span text:style-name="T22">이란 시리아 관계\</text:span><text:span text:style-name="T27">" OR \ "</text:span><text:span text:style-name="T22">시리아 군\</text:span><text:span text:style-name="T27">" OR \ "</text:span><text:span text:style-name="T22">시리아 난민\</text:span><text:span text:style-name="T27">" OR \"</text:span><text:span text:style-name="T22">시리아 혁명\</text:span><text:span text:style-name="T27">" OR \ "</text:span><text:span text:style-name="T22">시리아 </text:span><text:span text:style-name="T27">REVO\" OR \ "</text:span><text:span text:style-name="T22">시리아 반군\</text:span><text:span text:style-name="T27">" OR \"</text:span><text:span text:style-name="T22">하마\</text:span><text:span text:style-name="T27">" OR \"</text:span><text:span text:style-name="T22">시리아 위기\</text:span><text:span text:style-name="T27">" </text:span><text:span text:style-name="T28">OR \ </text:span><text:span text:style-name="T27">"</text:span><text:span text:style-name="T22">시리아 정권</text:span><text:span text:style-name="T23">\</text:span><text:span text:style-name="T27">" </text:span><text:span text:style-name="T28">OR\</text:span><text:span text:style-name="T27">"silia naejeon</text:span><text:span text:style-name="T28">\</text:span><text:span text:style-name="T27">" </text:span><text:span text:style-name="T28">OR \ </text:span><text:span text:style-name="T27">"silia</text:span><text:span text:style-name="T28">\</text:span><text:span text:style-name="T27">" </text:span><text:span text:style-name="T28">OR \</text:span><text:span text:style-name="T27">"silia eolin-i</text:span><text:span text:style-name="T28">\</text:span><text:span text:style-name="T27">" </text:span><text:span text:style-name="T28">OR \ </text:span><text:span text:style-name="T27">"silia gun-in</text:span><text:span text:style-name="T28">\</text:span><text:span text:style-name="T27">" </text:span><text:span text:style-name="T28">OR \</text:span><text:span text:style-name="T27">"silia gun</text:span><text:span text:style-name="T28">\</text:span><text:span text:style-name="T27">" </text:span><text:span text:style-name="T28">OR \ </text:span><text:span text:style-name="T27">"ilan silia gwangye</text:span><text:span text:style-name="T28">\</text:span><text:span text:style-name="T27">" </text:span><text:span text:style-name="T28">OR\ </text:span><text:span text:style-name="T27">"silia nanmin</text:span><text:span text:style-name="T28">\</text:span><text:span text:style-name="T27">" </text:span><text:span text:style-name="T28">OR \ </text:span><text:span text:style-name="T27">"silia hyeogmyeong</text:span><text:span text:style-name="T28">\</text:span><text:span text:style-name="T27">" </text:span><text:span text:style-name="T28">OR \ </text:span><text:span text:style-name="T27">"silia REVO</text:span><text:span text:style-name="T28">\</text:span><text:span text:style-name="T27">" </text:span><text:span text:style-name="T28">OR \ </text:span><text:span text:style-name="T27">"silia bangun</text:span><text:span text:style-name="T28">\</text:span><text:span text:style-name="T27">" </text:span><text:span text:style-name="T28">OR \ </text:span><text:span text:style-name="T27">"silia wigi</text:span><text:span text:style-name="T28">\</text:span><text:span text:style-name="T27">" </text:span><text:span text:style-name="T28">OR \ </text:span><text:span text:style-name="T27">"silia jeong-gwon"</text:span><text:span text:style-name="T5">"</text:span><text:span text:style-name="T1"> +</text:span><text:span text:style-name="T5">" +exclude:retweets"</text:span><text:span text:style-name="T1">);</text:span></text:p>
      <text:p text:style-name="P6"/>
      <text:p text:style-name="P3"><text:tab/><text:tab/><text:tab/> <text:s text:c="3"/><text:tab/></text:p>
      <text:p text:style-name="P3"/>
      <text:p text:style-name="P5">US Elections</text:p>
      <text:p text:style-name="P5"/>
      <text:p text:style-name="P1"><text:span text:style-name="T1">Query query = </text:span><text:span text:style-name="T2">new</text:span><text:span text:style-name="T1"> Query(</text:span><text:span text:style-name="T5">"\"(#</text:span><text:span text:style-name="T8">DonaldTrump</text:span><text:span text:style-name="T5">)\" OR \"(#</text:span><text:span text:style-name="T8">HiliaryClinton</text:span><text:span text:style-name="T5">)\" OR \"(#</text:span><text:span text:style-name="T8">Trump</text:span><text:span text:style-name="T5">)\" OR \"(#</text:span><text:span text:style-name="T8">Clinton</text:span><text:span text:style-name="T5">)\" OR \"(</text:span><text:span text:style-name="T8">Donald Trump</text:span><text:span text:style-name="T5">)\"OR \"(#</text:span><text:span text:style-name="T8">USElections</text:span><text:span text:style-name="T5">)\" OR \"(#</text:span><text:span text:style-name="T8">USPresedentialElections</text:span><text:span text:style-name="T5">)\" OR \"(</text:span><text:span text:style-name="T8">#USElections2016</text:span><text:span text:style-name="T5">)\"OR \"(</text:span><text:span text:style-name="T8">#neverTrump</text:span><text:span text:style-name="T5">)\"OR \"(</text:span><text:span text:style-name="T8">#TrumEnMexico</text:span><text:span text:style-name="T5">)\"OR \"(</text:span><text:span text:style-name="T8">#TrumpPence16</text:span><text:span text:style-name="T5">)\"OR \"(</text:span><text:span text:style-name="T8">#2016USElections</text:span><text:span text:style-name="T5">)\"OR \"(</text:span><text:span text:style-name="T8">#MakeAmericaGreatAgain</text:span><text:span text:style-name="T5">)\"OR \"(</text:span><text:span text:style-name="T8">#US Elections</text:span><text:span text:style-name="T5">)\"OR \"(</text:span><text:span text:style-name="T8">#ClintonvsTrump</text:span><text:span text:style-name="T5">)\"</text:span><text:span text:style-name="T10">OR \</text:span><text:span text:style-name="T5">"(</text:span><text:span text:style-name="T8">#WagTheDog</text:span><text:span text:style-name="T5">)\"OR \"(</text:span><text:span text:style-name="T8">#PopularVote</text:span><text:span text:style-name="T5">)\"OR \"(</text:span><text:span text:style-name="T8">MakeAmerica Great Again</text:span><text:span text:style-name="T5">)\"</text:span><text:span text:style-name="T1"> +</text:span><text:span text:style-name="T5">" +exclude:retweets"</text:span><text:span text:style-name="T1">);</text:span></text:p>
      <text:p text:style-name="P3"><text:tab/><text:tab/><text:tab/> <text:s text:c="3"/><text:tab/></text:p>
      <text:p text:style-name="P3"/>
      <text:p text:style-name="P3"><text:s text:c="4"/><text:tab/>Query query = <text:span text:style-name="T3">new</text:span> Query(<text:span text:style-name="T15">"\"()\" OR \"()\" OR \"()\" OR \"()\ "OR \"()\" OR\ "()\" OR\ "()\" OR\ "()\" OR\ "()\" OR\ "(Wozniali)\" OR \ "()\" OR \ "()\" OR \ "()\" OR \"(ThursdayThoughts)\" <text:s/>OR \"()\" OR\ "()\" OR\ "()\" OR\ "()\" OR\ "()\" OR\ "(us open final)\" OR\ "()\" OR\ "()\" OR\ "()\" OR\ "()\" OR\ "()\" OR\ "()\" OR\ "()\" OR \ "()\" </text:span><text:span text:style-name="T17">OR \ "(스타니 슬라 스 바브 링카)\" OR\ "()\" OR\ "(스탠 남자)\" OR\ "()\" OR\ "()\" OR \ "()\"</text:span>+<text:span text:style-name="T17">" +exclude:retweets"</text:span>);</text:p>
      <text:p text:style-name="P3"/>
      <text:p text:style-name="P13">Query query = <text:span text:style-name="T3">new</text:span> Query(<text:span text:style-name="T17">"\"(</text:span><text:span text:style-name="T16">#USOpen</text:span><text:span text:style-name="T17">)\" OR \"(</text:span><text:span text:style-name="T16">#tennis</text:span><text:span text:style-name="T17">)\" OR \"(</text:span><text:span text:style-name="T15">#Murray</text:span><text:span text:style-name="T17">)\" OR \"(</text:span><text:span text:style-name="T15">#Keinishikori</text:span><text:span text:style-name="T17">)\" OR \"(</text:span><text:span text:style-name="T16">stanwawrinka</text:span><text:span text:style-name="T17">)\"OR \"(</text:span><text:span text:style-name="T15">#djokernole</text:span><text:span text:style-name="T17">)\" OR \"(</text:span><text:span text:style-name="T16">#delpotrojaum</text:span><text:span text:style-name="T17">)\" OR \"(</text:span><text:span text:style-name="T16">Djokovia</text:span><text:span text:style-name="T17">)\"OR \"(</text:span><text:span text:style-name="T16">Serenawilliams</text:span><text:span text:style-name="T17">)\"OR \"(</text:span><text:span text:style-name="T16">Serena williams</text:span><text:span text:style-name="T17">)\"OR \"(</text:span><text:span text:style-name="T16">Pliskova</text:span><text:span text:style-name="T17">)\"OR \"(</text:span><text:span text:style-name="T16">novak djokovic</text:span><text:span text:style-name="T17">)\"OR \"(</text:span><text:span text:style-name="T16">stan wawrinka</text:span><text:span text:style-name="T17">)\"OR \"(</text:span><text:span text:style-name="T16">us open 2016</text:span><text:span text:style-name="T17">)\"OR \"(</text:span><text:span text:style-name="T16">usopenwomen'sfinals</text:span><text:span text:style-name="T17">)\"</text:span><text:span text:style-name="T20">OR \</text:span><text:span text:style-name="T17">"(</text:span><text:span text:style-name="T16">us open final</text:span><text:span text:style-name="T17">)\"OR \"(</text:span><text:span text:style-name="T16">#USOpen</text:span><text:span text:style-name="T17">)\"OR \"(</text:span><text:span text:style-name="T16">US open</text:span><text:span text:style-name="T17">)\" OR \"(</text:span><text:span text:style-name="T16">#NovakDjokovic</text:span><text:span text:style-name="T17">)\" OR \"(</text:span><text:span text:style-name="T15">us open men'sfinals</text:span><text:span text:style-name="T17">)\" OR \"(</text:span><text:span text:style-name="T15">Abierto de Estados Unidos</text:span><text:span text:style-name="T17">)\" OR \"(</text:span><text:span text:style-name="T16">última USOPEN</text:span><text:span text:style-name="T17">)\"OR \"(</text:span><text:span text:style-name="T15">Stan el hombre</text:span><text:span text:style-name="T17">)\" OR \"(</text:span><text:span text:style-name="T16">노바 크 조코비치</text:span><text:span text:style-name="T17">)\" OR \"(</text:span><text:span text:style-name="T16">조 코 비치\</text:span><text:span text:style-name="T17">)\"OR \"(</text:span><text:span text:style-name="T16">USOpen 결승</text:span><text:span text:style-name="T17">)\"OR \"(</text:span><text:span text:style-name="T16">카롤리나 pliskova</text:span><text:span text:style-name="T17">)\"OR \"(</text:span><text:span text:style-name="T16">USOpen gyeolseung</text:span><text:span text:style-name="T17">)\"OR \"(</text:span><text:span text:style-name="T16">안젤리크 리케 케르</text:span><text:span text:style-name="T17">)\""</text:span> +<text:span text:style-name="T17">" +exclude:retweets"</text:span>);</text:p>
      <text:p text:style-name="P3"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8:52.997453401</meta:creation-date>
    <dc:date>2016-09-20T16:49:45.868815512</dc:date>
    <meta:editing-duration>PT48M3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18" meta:word-count="793" meta:character-count="5284" meta:non-whitespace-character-count="4586"/>
  </office:meta>
</office:document-meta>
</file>